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text:span text:style-name="T3"><draw:frame draw:style-name="a1" draw:name="Picture 2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pg) Victor Akinmade</meta:initial-creator>
    <dc:creator>(pg) Victor Akinmade</dc:creator>
    <meta:creation-date>2017-03-03T14:05:00Z</meta:creation-date>
    <dc:date>2017-03-03T14:08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4" meta:row-count="1" meta:non-whitespace-character-count="4"/>
  </office:meta>
</office:document-meta>
</file>